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 draw:fit-to-size="false"/>
    </style:style>
    <style:style style:name="gr3" style:family="graphic" style:parent-style-name="standard">
      <style:graphic-properties draw:marker-end="Fin_20_de_20_línea_20_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408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/>
    </style:style>
    <style:style style:name="gr8" style:family="graphic" style:parent-style-name="standard">
      <style:graphic-properties draw:fill="solid" draw:fill-color="#ffffff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1.877cm"/>
    </style:style>
    <style:style style:name="P1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/>
    </style:style>
    <style:style style:name="P2" style:family="paragraph">
      <style:paragraph-properties fo:text-align="center"/>
      <style:text-properties fo:font-family="Times" style:font-style-name="Regular" style:font-family-generic="roman" fo:font-size="8pt" fo:letter-spacing="0.071cm" fo:font-style="normal" fo:font-weight="normal" style:font-size-asian="8pt" style:font-size-complex="8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P5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6" style:family="paragraph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2" style:family="text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T3" style:family="text">
      <style:text-properties fo:font-family="Times" style:font-style-name="Regular" style:font-family-generic="roman" fo:font-size="8pt" fo:letter-spacing="0.071cm" fo:font-style="normal" fo:font-weight="normal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cm" svg:height="0.2cm" svg:x="8.9cm" svg:y="4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cm" svg:height="0.2cm" svg:x="8.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3.5cm" svg:height="2cm" svg:x="12.1cm" svg:y="4.028cm">
          <text:p/>
        </draw:ellipse>
        <draw:line draw:style-name="gr3" draw:text-style-name="P1" draw:layer="layout" svg:x1="15.1cm" svg:y1="5.028cm" svg:x2="16.1cm" svg:y2="5.014cm">
          <text:p/>
        </draw:line>
        <draw:frame draw:style-name="gr4" draw:text-style-name="P4" draw:layer="layout" svg:width="1.64cm" svg:height="0.858cm" svg:x="6.622cm" svg:y="7.55cm">
          <draw:text-box>
            <text:p text:style-name="P3"><text:span text:style-name="T1">inputs</text:span></text:p>
          </draw:text-box>
        </draw:frame>
        <draw:line draw:name="aaa" draw:style-name="gr5" draw:text-style-name="P5" draw:layer="layout" svg:x1="13.1cm" svg:y1="3.528cm" svg:x2="13.1cm" svg:y2="4.516cm">
          <text:p/>
        </draw:line>
        <draw:frame draw:style-name="gr6" draw:text-style-name="P6" draw:layer="layout" svg:width="0.621cm" svg:height="2.241cm" svg:x="8.713cm" svg:y="6.895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6" draw:text-style-name="P6" draw:layer="layout" svg:width="0.621cm" svg:height="2.241cm" svg:x="13.723cm" svg:y="6.896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connector draw:style-name="standard" draw:text-style-name="P7" draw:layer="layout" draw:type="line" svg:x1="9.1cm" svg:y1="4.998cm" svg:x2="12.591cm" svg:y2="5.002cm" draw:start-shape="id1" draw:start-glue-point="10" draw:end-shape="id2" draw:end-glue-point="3" svg:d="m9100 4998 3491 4">
          <text:p/>
        </draw:connector>
        <draw:connector draw:style-name="standard" draw:text-style-name="P7" draw:layer="layout" draw:type="line" svg:x1="9.005cm" svg:y1="10.983cm" svg:x2="12.591cm" svg:y2="10.995cm" draw:end-shape="id3" draw:end-glue-point="3" svg:d="m9005 10983 3586 12">
          <text:p/>
        </draw:connector>
        <draw:connector draw:style-name="standard" draw:text-style-name="P7" draw:layer="layout" draw:type="line" svg:x1="9.1cm" svg:y1="10.968cm" svg:x2="12.591cm" svg:y2="5.002cm" draw:start-shape="id4" draw:start-glue-point="10" draw:end-shape="id2" draw:end-glue-point="3" svg:d="m9100 10968 3491-5966">
          <text:p/>
        </draw:connector>
        <draw:connector draw:style-name="standard" draw:text-style-name="P7" draw:layer="layout" draw:type="line" svg:x1="12.591cm" svg:y1="10.995cm" svg:x2="9.1cm" svg:y2="4.998cm" draw:start-shape="id3" draw:start-glue-point="3" draw:end-shape="id1" draw:end-glue-point="10" svg:d="m12591 10995-3491-5997">
          <text:p/>
        </draw:connector>
        <draw:circle draw:style-name="gr7" draw:text-style-name="P7" xml:id="id2" draw:id="id2" draw:layer="layout" svg:width="1cm" svg:height="1cm" svg:x="12.591cm" svg:y="4.502cm">
          <text:p text:style-name="P7"><text:span text:style-name="T3"/></text:p>
          <text:p text:style-name="P7"><text:span text:style-name="T3"/></text:p>
        </draw:circle>
        <draw:rect draw:style-name="gr8" draw:text-style-name="P7" xml:id="id6" draw:id="id6" draw:layer="layout" svg:width="1cm" svg:height="1cm" svg:x="14.1cm" svg:y="4.504cm">
          <text:p/>
        </draw:rect>
        <draw:ellipse draw:style-name="gr2" draw:text-style-name="P2" draw:layer="layout" svg:width="3.5cm" svg:height="2cm" svg:x="12.1cm" svg:y="9.999cm">
          <text:p/>
        </draw:ellipse>
        <draw:line draw:style-name="gr3" draw:text-style-name="P1" draw:layer="layout" svg:x1="15.1cm" svg:y1="10.998cm" svg:x2="16.1cm" svg:y2="10.998cm">
          <text:p/>
        </draw:line>
        <draw:line draw:name="aaa" draw:style-name="gr5" draw:text-style-name="P5" draw:layer="layout" svg:x1="13.1cm" svg:y1="9.529cm" svg:x2="13.1cm" svg:y2="10.517cm">
          <text:p/>
        </draw:line>
        <draw:circle draw:style-name="gr8" draw:text-style-name="P7" xml:id="id3" draw:id="id3" draw:layer="layout" svg:width="1cm" svg:height="1cm" svg:x="12.591cm" svg:y="10.495cm">
          <text:p/>
        </draw:circle>
        <draw:rect draw:style-name="gr8" draw:text-style-name="P7" xml:id="id5" draw:id="id5" draw:layer="layout" svg:width="1cm" svg:height="1cm" svg:x="14.1cm" svg:y="10.499cm">
          <text:p/>
        </draw:rect>
        <draw:connector draw:style-name="standard" draw:text-style-name="P7" draw:layer="layout" draw:type="line" svg:x1="13.591cm" svg:y1="10.995cm" svg:x2="14.1cm" svg:y2="10.999cm" draw:start-shape="id3" draw:start-glue-point="1" draw:end-shape="id5" draw:end-glue-point="3" svg:d="m13591 10995 509 4">
          <text:p/>
        </draw:connector>
        <draw:connector draw:style-name="standard" draw:text-style-name="P7" draw:layer="layout" draw:type="line" svg:x1="13.591cm" svg:y1="5.002cm" svg:x2="14.1cm" svg:y2="5.004cm" draw:start-shape="id2" draw:start-glue-point="1" draw:end-shape="id6" draw:end-glue-point="3" svg:d="m13591 5002 509 2">
          <text:p/>
        </draw:connector>
        <draw:frame draw:style-name="gr4" draw:text-style-name="P4" draw:layer="layout" svg:width="1.872cm" svg:height="0.858cm" svg:x="16.5cm" svg:y="7.528cm">
          <draw:text-box>
            <text:p text:style-name="P3"><text:span text:style-name="T1">outputs</text:span></text:p>
          </draw:text-box>
        </draw:frame>
        <draw:frame draw:style-name="gr4" draw:text-style-name="P4" draw:layer="layout" svg:width="2.205cm" svg:height="0.971cm" svg:x="9.74cm" svg:y="3.537cm">
          <draw:text-box>
            <text:p text:style-name="P3"><text:span text:style-name="T1">synaptic </text:span></text:p>
            <text:p text:style-name="P3"><text:span text:style-name="T1">weights</text:span></text:p>
          </draw:text-box>
        </draw:frame>
        <draw:frame draw:style-name="gr4" draw:text-style-name="P4" draw:layer="layout" svg:width="1.632cm" svg:height="0.858cm" svg:x="12.323cm" svg:y="2.551cm">
          <draw:text-box>
            <text:p text:style-name="P3"><text:span text:style-name="T1">biases</text:span></text:p>
          </draw:text-box>
        </draw:frame>
        <draw:frame draw:style-name="gr9" draw:text-style-name="P4" draw:layer="layout" svg:width="2.546cm" svg:height="0.971cm" svg:x="13.923cm" svg:y="12.195cm">
          <draw:text-box>
            <text:p text:style-name="P3"><text:span text:style-name="T1">activation </text:span></text:p>
            <text:p text:style-name="P3"><text:span text:style-name="T1">function</text:span></text:p>
          </draw:text-box>
        </draw:frame>
        <draw:frame draw:style-name="gr9" draw:text-style-name="P4" draw:layer="layout" svg:width="2.804cm" svg:height="0.971cm" svg:x="11.023cm" svg:y="12.196cm">
          <draw:text-box>
            <text:p text:style-name="P3"><text:span text:style-name="T1">combination</text:span></text:p>
            <text:p text:style-name="P3"><text:span text:style-name="T1">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7H6M40S</meta:editing-duration>
    <meta:editing-cycles>29</meta:editing-cycles>
    <meta:generator>OpenOffice.org/3.3$Win32 OpenOffice.org_project/330m20$Build-9567</meta:generator>
    <dc:date>2012-06-11T15:17:03.21</dc:date>
    <meta:document-statistic meta:object-count="26"/>
  </office:meta>
</office:document-meta>
</file>